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aea" officeooo:paragraph-rsid="0000baea"/>
    </style:style>
    <style:style style:name="P2" style:family="paragraph" style:parent-style-name="Standard">
      <style:text-properties fo:font-weight="bold" officeooo:rsid="0000baea" officeooo:paragraph-rsid="0000baea" style:font-weight-asian="bold" style:font-weight-complex="bold"/>
    </style:style>
    <style:style style:name="P3" style:family="paragraph" style:parent-style-name="Standard">
      <style:text-properties fo:font-weight="bold" officeooo:rsid="0004a10d" officeooo:paragraph-rsid="0004a10d" style:font-weight-asian="bold" style:font-weight-complex="bold"/>
    </style:style>
    <style:style style:name="P4" style:family="paragraph" style:parent-style-name="Standard">
      <style:text-properties fo:font-weight="bold" officeooo:rsid="000885a5" officeooo:paragraph-rsid="000885a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0baea" officeooo:paragraph-rsid="0000baea" style:font-weight-asian="bold" style:font-weight-complex="bold"/>
    </style:style>
    <style:style style:name="P6" style:family="paragraph" style:parent-style-name="Standard" style:list-style-name="L1">
      <style:text-properties officeooo:rsid="00010910" officeooo:paragraph-rsid="00010910"/>
    </style:style>
    <style:style style:name="P7" style:family="paragraph" style:parent-style-name="Standard">
      <style:text-properties fo:font-style="italic" officeooo:rsid="00073ae7" officeooo:paragraph-rsid="00073ae7" style:font-style-asian="italic" style:font-style-complex="italic"/>
    </style:style>
    <style:style style:name="P8" style:family="paragraph" style:parent-style-name="Standard">
      <style:text-properties officeooo:rsid="00032ff3" officeooo:paragraph-rsid="00032ff3"/>
    </style:style>
    <style:style style:name="P9" style:family="paragraph" style:parent-style-name="Standard" style:list-style-name="L1">
      <style:text-properties officeooo:rsid="00032ff3" officeooo:paragraph-rsid="00032ff3"/>
    </style:style>
    <style:style style:name="P10" style:family="paragraph" style:parent-style-name="Standard">
      <style:text-properties officeooo:rsid="0005dbef" officeooo:paragraph-rsid="0005dbef"/>
    </style:style>
    <style:style style:name="P11" style:family="paragraph" style:parent-style-name="Standard">
      <style:text-properties fo:font-weight="normal" officeooo:rsid="00073ae7" officeooo:paragraph-rsid="00073ae7" style:font-weight-asian="normal" style:font-weight-complex="normal"/>
    </style:style>
    <style:style style:name="P12" style:family="paragraph" style:parent-style-name="Standard">
      <style:text-properties officeooo:rsid="000a1b1a" officeooo:paragraph-rsid="000a1b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2ff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3ae7" style:font-weight-asian="normal" style:font-weight-complex="normal"/>
    </style:style>
    <style:style style:name="T5" style:family="text">
      <style:text-properties officeooo:rsid="000755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ploy guide for application Discotheque</text:p>
      <text:p text:style-name="P1"/>
      <text:p text:style-name="P1"/>
      <text:p text:style-name="P2">1. Database setup</text:p>
      <text:p text:style-name="P1">cf. Script <text:a xlink:type="simple" xlink:href="https://github.com/FranckAchard/EvalJDBC/blob/master/create_DB.sql" text:style-name="Internet_20_link" text:visited-style-name="Visited_20_Internet_20_Link">https://github.com/FranckAchard/EvalJDBC/blob/master/create_DB.sql</text:a></text:p>
      <text:p text:style-name="P1"/>
      <text:p text:style-name="P1"/>
      <text:p text:style-name="P1"><text:span text:style-name="T1">2. Java application setup</text:span></text:p>
      <text:p text:style-name="P11">Sources : <text:a xlink:type="simple" xlink:href="https://github.com/FranckAchard/EvalJDBC/tree/master/src/main/java/evaljdbc" text:style-name="Internet_20_link" text:visited-style-name="Visited_20_Internet_20_Link">https://github.com/FranckAchard/EvalJDBC/tree/master/src/main/java/evaljdbc</text:a></text:p>
      <text:p text:style-name="P11"/>
      <text:p text:style-name="P7">Requirements :</text:p>
      <text:p text:style-name="P8">Java :</text:p>
      <text:list xml:id="list1248135688" text:style-name="L1">
        <text:list-item>
          <text:p text:style-name="P9">JavaSE-1.8</text:p>
        </text:list-item>
        <text:list-item>
          <text:p text:style-name="P6"><text:span text:style-name="T2">JRE</text:span> : jre1.8.0_161 </text:p>
        </text:list-item>
      </text:list>
      <text:p text:style-name="P1">PostgreSQL jdbc driver 42.2.2 : <text:a xlink:type="simple" xlink:href="https://mvnrepository.com/artifact/org.postgresql/postgresql/42.2.2" text:style-name="Internet_20_link" text:visited-style-name="Visited_20_Internet_20_Link">https://mvnrepository.com/artifact/org.postgresql/postgresql/42.2.2</text:a></text:p>
      <text:p text:style-name="P1"/>
      <text:p text:style-name="P1"/>
      <text:p text:style-name="P3">3. Database connection</text:p>
      <text:p text:style-name="P10"><text:span text:style-name="T5">Hard coded</text:span>, sorry…</text:p>
      <text:p text:style-name="P10"/>
      <text:p text:style-name="P10"/>
      <text:p text:style-name="P4">4. Application launch</text:p>
      <text:p text:style-name="P12">Two ways :</text:p>
      <text:p text:style-name="P12"/>
      <text:p text:style-name="P12">1. import sources in your Eclipse, build the application and run within Eclipse</text:p>
      <text:p text:style-name="P12"/>
      <text:p text:style-name="P12">2. or copy the <text:s/><text:a xlink:type="simple" xlink:href="https://github.com/FranckAchard/EvalJDBC/tree/master/src/main/java/evaljdbc/evaljdbc.jar" text:style-name="Internet_20_link" text:visited-style-name="Visited_20_Internet_20_Link"><text:span text:style-name="T4">https://github.com/FranckAchard/EvalJDBC/tree/master/src/main/java/evaljdbc/</text:span></text:a><text:a xlink:type="simple" xlink:href="https://github.com/FranckAchard/EvalJDBC/tree/master/src/main/java/evaljdbc/evaljdbc.jar" text:style-name="Internet_20_link" text:visited-style-name="Visited_20_Internet_20_Link"><text:span text:style-name="T3">evaljdbc.jar</text:span></text:a><text:span text:style-name="T3"> on your PC and type command “java -jar evaljdbc.jar” in a command terminal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3-20T17:27:26.994000000</dc:date>
    <meta:editing-duration>PT35M59S</meta:editing-duration>
    <meta:editing-cycles>11</meta:editing-cycles>
    <meta:document-statistic meta:table-count="0" meta:image-count="0" meta:object-count="0" meta:page-count="1" meta:paragraph-count="16" meta:word-count="77" meta:character-count="723" meta:non-whitespace-character-count="662"/>
  </office:meta>
</office:document-meta>
</file>